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997f" officeooo:paragraph-rsid="000a997f"/>
    </style:style>
    <style:style style:name="P2" style:family="paragraph" style:parent-style-name="Standard">
      <style:text-properties fo:font-size="9pt" officeooo:rsid="000a997f" officeooo:paragraph-rsid="000a997f" style:font-size-asian="7.84999990463257pt" style:font-size-complex="9pt"/>
    </style:style>
    <style:style style:name="P3" style:family="paragraph" style:parent-style-name="Standard">
      <style:text-properties fo:font-size="9pt" officeooo:rsid="000b1266" officeooo:paragraph-rsid="000b1266" style:font-size-asian="7.84999990463257pt" style:font-size-complex="9pt"/>
    </style:style>
    <style:style style:name="P4" style:family="paragraph" style:parent-style-name="Standard">
      <style:text-properties fo:font-size="9pt" officeooo:rsid="000ca18e" officeooo:paragraph-rsid="000ca18e" style:font-size-asian="7.84999990463257pt" style:font-size-complex="9pt"/>
    </style:style>
    <style:style style:name="P5" style:family="paragraph" style:parent-style-name="Standard">
      <style:text-properties fo:font-size="9pt" officeooo:rsid="000eef49" officeooo:paragraph-rsid="000eef49" style:font-size-asian="7.84999990463257pt" style:font-size-complex="9pt"/>
    </style:style>
    <style:style style:name="P6" style:family="paragraph" style:parent-style-name="Standard">
      <style:text-properties fo:font-size="9pt" officeooo:rsid="000eef49" officeooo:paragraph-rsid="00109c7b" style:font-size-asian="7.84999990463257pt" style:font-size-complex="9pt"/>
    </style:style>
    <style:style style:name="T1" style:family="text">
      <style:text-properties officeooo:rsid="000b1266"/>
    </style:style>
    <style:style style:name="T2" style:family="text">
      <style:text-properties officeooo:rsid="000ca18e"/>
    </style:style>
    <style:style style:name="T3" style:family="text">
      <style:text-properties officeooo:rsid="000d9a54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0f54a8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f54a8" style:font-style-asian="normal" style:font-style-complex="normal"/>
    </style:style>
    <style:style style:name="T8" style:family="text">
      <style:text-properties fo:font-style="normal" style:text-underline-style="none" officeooo:rsid="00109c7b" style:font-style-asian="normal" style:font-style-complex="normal"/>
    </style:style>
    <style:style style:name="T9" style:family="text">
      <style:text-properties fo:font-style="normal" style:text-underline-style="none" officeooo:rsid="00118109" style:font-style-asian="normal" style:font-style-complex="normal"/>
    </style:style>
    <style:style style:name="T10" style:family="text">
      <style:text-properties fo:color="#0066cc" fo:font-style="italic" style:text-underline-style="none" style:font-style-asian="italic" style:font-style-complex="italic"/>
    </style:style>
    <style:style style:name="T11" style:family="text">
      <style:text-properties fo:color="#0066cc" fo:font-style="italic" style:text-underline-style="none" officeooo:rsid="000f54a8" style:font-style-asian="italic" style:font-style-complex="italic"/>
    </style:style>
    <style:style style:name="T12" style:family="text">
      <style:text-properties fo:color="#0066cc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jlesztői dokumentáció</text:p>
      <text:p text:style-name="P1"/>
      <text:p text:style-name="P1">LISP, REPL, FRUBLD</text:p>
      <text:p text:style-name="P1"/>
      <text:p text:style-name="P2"><text:s text:c="2"/>A projekt elkészítése során számomra a legdöbbenetesebb meglepetést magának a szkript nyelvnek (illetve a generatív magját adó LISP dialektusnak) a megalkotása jelentette. A lehető legelemibb folyamatokból (stream ki- és beolvasás) fokozatosan kívántam ezt a nyelvet felépíteni, amikor szembesültem azzal, hogy tulajdonképpen a LISP alapvetői függvényeit implementálom le, hiszen a <text:span text:style-name="T1">string/stream műveletek nagy többsége jól megfeleltethető a lista műveletekkel definiált függvényeknek is. (LISt Processing)</text:span></text:p>
      <text:p text:style-name="P3">A dolog külön érdekessége pedig az, hogy eredetileg az általam erre a célra a legalkalmasabb tartott Common LISP nyelven terveztem a projektnek ezt a részét megvalósítani, viszont portolhatósági és főleg integrálhatósági nehézségek miatt lemondtam erről.</text:p>
      <text:p text:style-name="P3">Persze az alapszintű LISP ismeretek így is nagy hasznomra voltak, hiszen előttem már volt előttem egy kipróbált koncepció, amit csak meg kellett valósítanom egy C++ programon belül, rengeteg próbálkozástól és kudarctól kímélve meg magam. </text:p>
      <text:p text:style-name="P3"/>
      <text:p text:style-name="P3"><text:s/>A megalkotott szkript nyelv szintaxisát tanulmányozva, a LISP-et ismerő programozók <text:span text:style-name="T2">viszont így i</text:span>s két jelentős különbséget fedezhetnek fel a <text:span text:style-name="T2">LISP és a projekt belső nyelve között:</text:span></text:p>
      <text:p text:style-name="P3"/>
      <text:p text:style-name="P3"><text:tab/>– <text:span text:style-name="T2">a LISP szintaxisában legalapvetőbbnek számító zárójelek szinte teljes hiányát</text:span></text:p>
      <text:p text:style-name="P3"><text:tab/>– <text:span text:style-name="T2">a szkript nyelv kis/nagybetű érzékeny lett</text:span></text:p>
      <text:p text:style-name="P3"/>
      <text:p text:style-name="P4">Az előbbire magyarázat lehet az, hogy még sem volt szükség egy LISP-hez mérhető funkcionalitású nyelv teljes megalkotására és a feldolgozás továbbra is sztring típusú objektumokon keresztül történik, zárójelekkel definiált és egymásba ágyazott listák helyett.</text:p>
      <text:p text:style-name="P4">Másfelől, a leendő célcsoport (a programozásban nem feltétlenül járatos felhasználók) tagjai is valószínűleg inkább igénylik az átláthatóbb, egyszerűbb programkódokat, a tömör és magas absztrakciós szintű nyelvi elemekkel szemben.</text:p>
      <text:p text:style-name="P4">Ennek ellenére a LISP nyelvek legnagyobb előnyéről (az önkiértékelő függvényekről az adat és program elemek teljes felcserélhetőségéről) valamint a funkcionális programozásról így sem kellett lemondani.</text:p>
      <text:p text:style-name="P4"/>
      <text:p text:style-name="P4">A kis/nagybetű érzéketlenséget pedig sokkal prózaibb okokból hagytam figyelmen kívül: a LISP nyelveknek legelőször futási környezetet biztosító, mindössze második generációs számítógépeknek még nem volt kapacitása a case sensitive <text:span text:style-name="T3">ki- és bevitel kezelésére, később pedig, „történelmi okokból” szinte minden LISP dialektus megőrizte ezt a tulajdonságot… én pedig nem láttam semmi okát annak, hogy miért is kellene nekem is így tennem.</text:span></text:p>
      <text:p text:style-name="P4"/>
      <text:p text:style-name="P5">A projekt engine oldala három, jól elkülönített de teljes mértekben egymásra épülő részből áll:</text:p>
      <text:p text:style-name="P5"/>
      <text:p text:style-name="P5"><text:s/>Legbelül található a <text:span text:style-name="T12">topológia</text:span>, egy olyan, mindössze egyszer példányosított <text:span text:style-name="T10">szingleton</text:span><text:span text:style-name="T4"> osztály, </text:span><text:span text:style-name="T6">ami tulajdonképpen leírja a Rubik kocka struktúráját, leírja a belső állapotterét és annak változásait, az izomorfizmust a Rubik kocka algebrai csoportja és a számítógép CPU-ja által könnyen kezelhető objektumok (integer tömbök) között és a kocka szinte minden elemét lekérdezhetővé teszi az algoritmusok és a fejlesztők számára egyaránt.</text:span></text:p>
      <text:p text:style-name="P5"><text:span text:style-name="T6"/></text:p>
      <text:p text:style-name="P5"><text:span text:style-name="T6">A topológiára épül közvetlenül az algoritmikus függvények tere: értelemszerűen a különféle kereső heurisztikák helye.</text:span></text:p>
      <text:p text:style-name="P5"><text:span text:style-name="T6"/></text:p>
      <text:p text:style-name="P5"><text:span text:style-name="T6">Legfelül pedig, a LISP-ből is </text:span><text:span text:style-name="T9">jól </text:span><text:span text:style-name="T6">ismert </text:span><text:span text:style-name="T10">olvasó-kiértékelő-kiíró-ciklus</text:span><text:span text:style-name="T6"> (Read-Evalu</text:span><text:span text:style-name="T7">ate-Print-Loop vagy röviden: REPL) található, ami</text:span><text:span text:style-name="T6"> </text:span><text:span text:style-name="T9">egyszerűsége dacára </text:span><text:span text:style-name="T6"><text:s/></text:span><text:span text:style-name="T7">négy alapvető funkciót lát el:</text:span></text:p>
      <text:p text:style-name="P5"><text:span text:style-name="T7"/></text:p>
      <text:p text:style-name="P5"><text:span text:style-name="T7"><text:tab/>– a stdin -nel szemben ergonómikus eszközt biztosít a felhasználók számára az input/output kezelésére: többek között az input <text:tab/> <text:tab/> <text:s/>sorok szerkeszthetőek is benne (balra/jobbra mozgatható kurzor), támogatja a command line history -t <text:s/>(fel/le kurzor), az <text:tab/> <text:tab/> <text:s text:c="2"/>automatikus parancs kiegészítést (TAB), illetve rugalmasan kezeli a különböző input/output forrásokat (billentyűzet, kijelző, <text:tab/> <text:tab/> <text:s/>fájlok, web-socket stb) </text:span><text:span text:style-name="T9">és ezeket bármikor át is irányíthatja,, ki is cserélheti</text:span></text:p>
      <text:p text:style-name="P6"><text:span text:style-name="T7"><text:tab/>– a felhasználók számára is elérhetővé teszi az alatta lévő rétegeket<text:line-break/><text:tab/>– egy rugalmas absztrakciós eszközt (szkript nyelv) biztosít az összetettebb feladatok (például megoldó algoritmusok) <text:tab/> <text:tab/> <text:s text:c="2"/>implementálására<text:line-break/><text:tab/>– rejtetten ugyan, de megvalósítja az úgynevezett </text:span><text:span text:style-name="T11">envelope – letter programozási patternt</text:span><text:span text:style-name="T5">: </text:span><text:span text:style-name="T7">mivel a C++ nyelv objektumaiban a <text:tab/> <text:tab/> <text:s/></text:span><text:span text:style-name="T11">this </text:span><text:span text:style-name="T7">adattag konstansnak számít, ezért futási időben nincs közvetlen lehetőség az objektumok kicserélésére, </text:span><text:span text:style-name="T8">ezért vagy még egy <text:tab/> <text:s/>újabb réteget készítünk az objektumok halmaza fölé (akár az osztályban statikusan, akár az osztály fölé), vagy pedig magukat <text:tab/> <text:tab/> <text:s/>az objektum példányokat „burkoljuk” be megváltoztatható, akárhonnan megcímezhető borítékokba. A REPL függvény (mivel <text:tab/> <text:tab/> <text:s/>rajta keresztül a teljes objektum elérhető, teljesen „beburkolta”) pontosan ezt teszi: így már van lehetőség akár egyszerre több</text:span></text:p>
      <text:p text:style-name="P6"><text:span text:style-name="T8"><text:tab/> <text:s/>virtuális Rubik kocka egyidejű kezelésére is.<text:line-break/><text:line-break/> </text:span><text:span text:style-name="T9">A szkript nyelvnek köszönhetően definiálhatunk egy újabb absztrakciós szintet is: a külső utasítások terét, vagyis azokat a függvényeket, melyeket már nem a C++ kódba implementálva találunk meg, hanem a szkript nyelvben hoztunk lé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4:58:00.216305278</meta:creation-date>
    <dc:date>2015-12-25T16:37:01.499592712</dc:date>
    <meta:editing-duration>PT17M28S</meta:editing-duration>
    <meta:editing-cycles>4</meta:editing-cycles>
    <meta:generator>LibreOffice/4.3.7.2$Linux_X86_64 LibreOffice_project/430m0$Build-2</meta:generator>
    <meta:document-statistic meta:table-count="0" meta:image-count="0" meta:object-count="0" meta:page-count="1" meta:paragraph-count="19" meta:word-count="634" meta:character-count="4912" meta:non-whitespace-character-count="4232"/>
  </office:meta>
</office:document-meta>
</file>